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cialTest.isSpecial(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ecialTest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ecialTest.isSpecial( char ch , int featur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